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5811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2.05in"/>
    </style:style>
    <style:style style:name="co6" style:family="table-column">
      <style:table-column-properties fo:break-before="auto" style:column-width="2.1236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4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//Source Element Type</text:p>
          </table:table-cell>
          <table:table-cell office:value-type="string" calcext:value-type="string">
            <text:p>Source Stereotype Filter</text:p>
          </table:table-cell>
          <table:table-cell office:value-type="string" calcext:value-type="string">
            <text:p>Target Element Type</text:p>
          </table:table-cell>
          <table:table-cell office:value-type="string" calcext:value-type="string">
            <text:p>Target Stereotype Filter</text:p>
          </table:table-cell>
          <table:table-cell office:value-type="string" calcext:value-type="string">
            <text:p>New Element Type</text:p>
          </table:table-cell>
          <table:table-cell office:value-type="string" calcext:value-type="string">
            <text:p>New Element Stereotype</text:p>
          </table:table-cell>
          <table:table-cell office:value-type="string" calcext:value-type="string">
            <text:p>New Link Type</text:p>
          </table:table-cell>
          <table:table-cell office:value-type="string" calcext:value-type="string">
            <text:p>New Link Stereotype</text:p>
          </table:table-cell>
          <table:table-cell office:value-type="string" calcext:value-type="string">
            <text:p>New Link Direction</text:p>
          </table:table-cell>
          <table:table-cell office:value-type="string" calcext:value-type="string">
            <text:p>New Link Caption</text:p>
          </table:table-cell>
          <table:table-cell office:value-type="string" calcext:value-type="string">
            <text:p>New Link &amp; Element Caption</text:p>
          </table:table-cell>
        </table:table-row>
        <table:table-row table:style-name="ro1">
          <table:table-cell office:value-type="string" calcext:value-type="string">
            <text:p>// dActivity -&gt; contains Action -&gt; dA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Actor -&gt; isPerformedBy -&gt; dRo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Actor -&gt; participatesIn -&gt; dBusinessUseC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ApplicationComponent -&gt; Application Owner -&gt; dStakehol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ApplicationComponent -&gt; configured by -&gt; d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ApplicationComponent -&gt; Connected with Application -&gt; dApplicationCompon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ApplicationComponent -&gt; dApplicationAgregatesFunction -&gt; dApplicationFun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ApplicationComponent -&gt; Exposes Service -&gt; dPhysicalSer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ApplicationComponent -&gt; Realizes -&gt; dLogicalAppCompon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BusinessProcess -&gt; Flows to -&gt; dBusinessProc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BusinessProcess -&gt; Orchestrates service -&gt; dBusinessSer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BusinessService -&gt; dRelatedService -&gt; dBusinessSer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BusinessService -&gt; Uses Data -&gt; dDataEnt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BusinessUseCase -&gt; Contains Activities -&gt; dActiv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BusinessUseCase -&gt; is realized by Use Case -&gt; dFeatu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BusinessUseCase -&gt; isDescribedBy -&gt; dBusinessSer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apability -&gt; Ensure the correct <text:s/>Operation of -&gt; dBusinessProc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apability -&gt; Executes -&gt; dRo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apability -&gt; informs Capability -&gt; dDataEnt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apability -&gt; isMeasuredBy -&gt; dMeasurementIndica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apability -&gt; isOperationalizedBy -&gt; dGo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apability -&gt; Supports Capability -&gt; dLogicalAppCompon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ontroller -&gt; Controlls -&gt; dModelCla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ontroller -&gt; dActionKey -&gt; dControll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ontroller -&gt; Governs -&gt; dVie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ontroller -&gt; Implements Service -&gt; dPhysicalSer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Controller -&gt; isImplementedBy -&gt; dBusinessUseC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DataEntity -&gt; AssociatedEntity -&gt; dDataEnt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Decision -&gt; isMakingUseOf -&gt; dInitiativ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Decision -&gt; refers To -&gt; dPrincip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DeploymentNode -&gt; isPhysicallyHostedBy -&gt; dApplicationCompon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Event -&gt; <text:s/>-&gt; dBusinessProc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Feature -&gt; isSatisfiedBy -&gt; dRequire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Goal -&gt; has Milestone -&gt; dObjectiv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GrowthPackage -&gt; is delivered by -&gt; dInitiativ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Initiative -&gt; IncreasesMaturityOf -&gt; dCapabil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Issue -&gt; realized by Issue -&gt; dRis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Issue -&gt; StopTheRealizationOf -&gt; dRequire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Location -&gt; Hosts Node -&gt; dDeploymentN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LogicalAppComponent -&gt; exposes Biz Service -&gt; dBusinessSer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MeasurementArea -&gt; aggregates categories -&gt; dMeasurementCatego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MeasurementCategory -&gt; aggregates Groups -&gt; dMeasurementGroup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MeasurementGrouping -&gt; aggregates KPI -&gt; dMeasurementIndica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ModelClass -&gt; ProvidesPersistenceFor -&gt; dTa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ModelClass -&gt; RealizesEntity -&gt; dDataEnt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Network -&gt; NetworkContainsNode -&gt; dDeploymentN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Object -&gt; InstanceofController -&gt; dControll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Object -&gt; InstanceofModel -&gt; dModelCla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Object -&gt; InstanceofView -&gt; dVie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Opinion -&gt; dAccord -&gt; dOpin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Opinion -&gt; dDiscord -&gt; dOpin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OrganizationUnit -&gt; has Stakeholders -&gt; dStakehol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PhysicalService -&gt; Implements -&gt; dBusinessSer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Product -&gt; Includes Process -&gt; dBusinessProc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Program -&gt; is organized In -&gt; dGrowth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Requirement -&gt; Contains Requirement -&gt; dRequire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Requirement -&gt; is related to -&gt; dGo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Resource -&gt; supports -&gt; dCapabil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Risk -&gt; Application Risk -&gt; dApplicationCompon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Risk -&gt; is related to risk -&gt; dRis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Risk -&gt; Resource Risk -&gt; dRe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Role -&gt; Consumes Service -&gt; dBusinessSer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Role -&gt; is Associated To -&gt; dOrganizationUn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Stakeholder -&gt; Has Inner Opinion -&gt; dOpinionInn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Stakeholder -&gt; Has Opinion -&gt; dOpin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Table -&gt; isFunctionallyImplementedBy -&gt; dDataEnt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UserStory -&gt; <text:s/>-&gt; dBusinessUseC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// dValueStream -&gt; Includes Processes -&gt; dBusinessProcess</text:p>
          </table:table-cell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Relation</text:p>
          </table:table-cell>
          <table:table-cell table:style-name="ce2" office:value-type="string" calcext:value-type="string">
            <text:p>Targe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dActivity </text:p>
          </table:table-cell>
          <table:table-cell office:value-type="string" calcext:value-type="string">
            <text:p><text:s/>contains Action </text:p>
          </table:table-cell>
          <table:table-cell office:value-type="string" calcext:value-type="string">
            <text:p><text:s/>d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tor </text:p>
          </table:table-cell>
          <table:table-cell office:value-type="string" calcext:value-type="string">
            <text:p><text:s/>isPerformedBy </text:p>
          </table:table-cell>
          <table:table-cell office:value-type="string" calcext:value-type="string">
            <text:p><text:s/>d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tor </text:p>
          </table:table-cell>
          <table:table-cell office:value-type="string" calcext:value-type="string">
            <text:p><text:s/>participatesIn </text:p>
          </table:table-cell>
          <table:table-cell office:value-type="string" calcext:value-type="string">
            <text:p><text:s/>dBusinessUseCase</text:p>
          </table:table-cell>
          <table:table-cell table:formula="of:=&quot;Relationship between &quot;&amp; [.A4] &amp;&quot; and &quot;&amp; [.C4]" office:value-type="string" office:string-value="Relationship between dActor  and  dBusinessUseCase" calcext:value-type="string">
            <text:p>Relationship between dActor <text:s/>and <text:s/>dBusinessUse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pplicationComponent </text:p>
          </table:table-cell>
          <table:table-cell office:value-type="string" calcext:value-type="string">
            <text:p><text:s/>Application Owner </text:p>
          </table:table-cell>
          <table:table-cell office:value-type="string" calcext:value-type="string">
            <text:p><text:s/>dStakeholder</text:p>
          </table:table-cell>
          <table:table-cell table:formula="of:=&quot;Relationship between &quot;&amp; [.A5] &amp;&quot; and &quot;&amp; [.C5]" office:value-type="string" office:string-value="Relationship between dApplicationComponent  and  dStakeholder" calcext:value-type="string">
            <text:p>Relationship between dApplicationComponent <text:s/>and <text:s/>dStakehol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pplicationComponent </text:p>
          </table:table-cell>
          <table:table-cell office:value-type="string" calcext:value-type="string">
            <text:p><text:s/>configured by </text:p>
          </table:table-cell>
          <table:table-cell office:value-type="string" calcext:value-type="string">
            <text:p><text:s/>dSystem</text:p>
          </table:table-cell>
          <table:table-cell table:formula="of:=&quot;Relationship between &quot;&amp; [.A6] &amp;&quot; and &quot;&amp; [.C6]" office:value-type="string" office:string-value="Relationship between dApplicationComponent  and  dSystem" calcext:value-type="string">
            <text:p>Relationship between dApplicationComponent <text:s/>and <text:s/>d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pplicationComponent </text:p>
          </table:table-cell>
          <table:table-cell office:value-type="string" calcext:value-type="string">
            <text:p><text:s/>Connected with Application </text:p>
          </table:table-cell>
          <table:table-cell office:value-type="string" calcext:value-type="string">
            <text:p><text:s/>dApplicationComponent</text:p>
          </table:table-cell>
          <table:table-cell table:formula="of:=&quot;Relationship between &quot;&amp; [.A7] &amp;&quot; and &quot;&amp; [.C7]" office:value-type="string" office:string-value="Relationship between dApplicationComponent  and  dApplicationComponent" calcext:value-type="string">
            <text:p>Relationship between dApplicationComponent <text:s/>and <text:s/>dApplicationCompon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pplicationComponent </text:p>
          </table:table-cell>
          <table:table-cell office:value-type="string" calcext:value-type="string">
            <text:p><text:s/>dApplicationAgregatesFunction </text:p>
          </table:table-cell>
          <table:table-cell office:value-type="string" calcext:value-type="string">
            <text:p><text:s/>dApplicationFunction</text:p>
          </table:table-cell>
          <table:table-cell table:formula="of:=&quot;Relationship between &quot;&amp; [.A8] &amp;&quot; and &quot;&amp; [.C8]" office:value-type="string" office:string-value="Relationship between dApplicationComponent  and  dApplicationFunction" calcext:value-type="string">
            <text:p>Relationship between dApplicationComponent <text:s/>and <text:s/>dApplicationFun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pplicationComponent </text:p>
          </table:table-cell>
          <table:table-cell office:value-type="string" calcext:value-type="string">
            <text:p><text:s/>Exposes Service </text:p>
          </table:table-cell>
          <table:table-cell office:value-type="string" calcext:value-type="string">
            <text:p><text:s/>dPhysicalService</text:p>
          </table:table-cell>
          <table:table-cell table:formula="of:=&quot;Relationship between &quot;&amp; [.A9] &amp;&quot; and &quot;&amp; [.C9]" office:value-type="string" office:string-value="Relationship between dApplicationComponent  and  dPhysicalService" calcext:value-type="string">
            <text:p>Relationship between dApplicationComponent <text:s/>and <text:s/>dPhysical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pplicationComponent </text:p>
          </table:table-cell>
          <table:table-cell office:value-type="string" calcext:value-type="string">
            <text:p><text:s/>Realizes </text:p>
          </table:table-cell>
          <table:table-cell office:value-type="string" calcext:value-type="string">
            <text:p><text:s/>dLogicalAppComponent</text:p>
          </table:table-cell>
          <table:table-cell table:formula="of:=&quot;Relationship between &quot;&amp; [.A10] &amp;&quot; and &quot;&amp; [.C10]" office:value-type="string" office:string-value="Relationship between dApplicationComponent  and  dLogicalAppComponent" calcext:value-type="string">
            <text:p>Relationship between dApplicationComponent <text:s/>and <text:s/>dLogicalAppCompon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usinessProcess </text:p>
          </table:table-cell>
          <table:table-cell office:value-type="string" calcext:value-type="string">
            <text:p><text:s/>Flows to </text:p>
          </table:table-cell>
          <table:table-cell office:value-type="string" calcext:value-type="string">
            <text:p><text:s/>dBusinessProcess</text:p>
          </table:table-cell>
          <table:table-cell table:formula="of:=&quot;Relationship between &quot;&amp; [.A11] &amp;&quot; and &quot;&amp; [.C11]" office:value-type="string" office:string-value="Relationship between dBusinessProcess  and  dBusinessProcess" calcext:value-type="string">
            <text:p>Relationship between dBusinessProcess <text:s/>and <text:s/>dBusinessPro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usinessProcess </text:p>
          </table:table-cell>
          <table:table-cell office:value-type="string" calcext:value-type="string">
            <text:p><text:s/>Orchestrates service </text:p>
          </table:table-cell>
          <table:table-cell office:value-type="string" calcext:value-type="string">
            <text:p><text:s/>dBusinessService</text:p>
          </table:table-cell>
          <table:table-cell table:formula="of:=&quot;Relationship between &quot;&amp; [.A12] &amp;&quot; and &quot;&amp; [.C12]" office:value-type="string" office:string-value="Relationship between dBusinessProcess  and  dBusinessService" calcext:value-type="string">
            <text:p>Relationship between dBusinessProcess <text:s/>and <text:s/>dBusiness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usinessService </text:p>
          </table:table-cell>
          <table:table-cell office:value-type="string" calcext:value-type="string">
            <text:p><text:s/>dRelatedService </text:p>
          </table:table-cell>
          <table:table-cell office:value-type="string" calcext:value-type="string">
            <text:p><text:s/>dBusinessService</text:p>
          </table:table-cell>
          <table:table-cell table:formula="of:=&quot;Relationship between &quot;&amp; [.A13] &amp;&quot; and &quot;&amp; [.C13]" office:value-type="string" office:string-value="Relationship between dBusinessService  and  dBusinessService" calcext:value-type="string">
            <text:p>Relationship between dBusinessService <text:s/>and <text:s/>dBusiness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usinessService </text:p>
          </table:table-cell>
          <table:table-cell office:value-type="string" calcext:value-type="string">
            <text:p><text:s/>Uses Data </text:p>
          </table:table-cell>
          <table:table-cell office:value-type="string" calcext:value-type="string">
            <text:p><text:s/>dDataEntity</text:p>
          </table:table-cell>
          <table:table-cell table:formula="of:=&quot;Relationship between &quot;&amp; [.A14] &amp;&quot; and &quot;&amp; [.C14]" office:value-type="string" office:string-value="Relationship between dBusinessService  and  dDataEntity" calcext:value-type="string">
            <text:p>Relationship between dBusinessService <text:s/>and <text:s/>dDataEnt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usinessUseCase </text:p>
          </table:table-cell>
          <table:table-cell office:value-type="string" calcext:value-type="string">
            <text:p><text:s/>Contains Activities </text:p>
          </table:table-cell>
          <table:table-cell office:value-type="string" calcext:value-type="string">
            <text:p><text:s/>dActivity</text:p>
          </table:table-cell>
          <table:table-cell table:formula="of:=&quot;Relationship between &quot;&amp; [.A15] &amp;&quot; and &quot;&amp; [.C15]" office:value-type="string" office:string-value="Relationship between dBusinessUseCase  and  dActivity" calcext:value-type="string">
            <text:p>Relationship between dBusinessUseCase <text:s/>and <text:s/>dActiv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usinessUseCase </text:p>
          </table:table-cell>
          <table:table-cell office:value-type="string" calcext:value-type="string">
            <text:p><text:s/>is realized by Use Case </text:p>
          </table:table-cell>
          <table:table-cell office:value-type="string" calcext:value-type="string">
            <text:p><text:s/>dFeature</text:p>
          </table:table-cell>
          <table:table-cell table:formula="of:=&quot;Relationship between &quot;&amp; [.A16] &amp;&quot; and &quot;&amp; [.C16]" office:value-type="string" office:string-value="Relationship between dBusinessUseCase  and  dFeature" calcext:value-type="string">
            <text:p>Relationship between dBusinessUseCase <text:s/>and <text:s/>dFea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usinessUseCase </text:p>
          </table:table-cell>
          <table:table-cell office:value-type="string" calcext:value-type="string">
            <text:p><text:s/>isDescribedBy </text:p>
          </table:table-cell>
          <table:table-cell office:value-type="string" calcext:value-type="string">
            <text:p><text:s/>dBusinessService</text:p>
          </table:table-cell>
          <table:table-cell table:formula="of:=&quot;Relationship between &quot;&amp; [.A17] &amp;&quot; and &quot;&amp; [.C17]" office:value-type="string" office:string-value="Relationship between dBusinessUseCase  and  dBusinessService" calcext:value-type="string">
            <text:p>Relationship between dBusinessUseCase <text:s/>and <text:s/>dBusiness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apability </text:p>
          </table:table-cell>
          <table:table-cell office:value-type="string" calcext:value-type="string">
            <text:p><text:s/>Ensure the correct <text:s/>Operation of </text:p>
          </table:table-cell>
          <table:table-cell office:value-type="string" calcext:value-type="string">
            <text:p><text:s/>dBusinessProcess</text:p>
          </table:table-cell>
          <table:table-cell table:formula="of:=&quot;Relationship between &quot;&amp; [.A18] &amp;&quot; and &quot;&amp; [.C18]" office:value-type="string" office:string-value="Relationship between dCapability  and  dBusinessProcess" calcext:value-type="string">
            <text:p>Relationship between dCapability <text:s/>and <text:s/>dBusinessPro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apability </text:p>
          </table:table-cell>
          <table:table-cell office:value-type="string" calcext:value-type="string">
            <text:p><text:s/>Executes </text:p>
          </table:table-cell>
          <table:table-cell office:value-type="string" calcext:value-type="string">
            <text:p><text:s/>dRole</text:p>
          </table:table-cell>
          <table:table-cell table:formula="of:=&quot;Relationship between &quot;&amp; [.A19] &amp;&quot; and &quot;&amp; [.C19]" office:value-type="string" office:string-value="Relationship between dCapability  and  dRole" calcext:value-type="string">
            <text:p>Relationship between dCapability <text:s/>and <text:s/>dR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apability </text:p>
          </table:table-cell>
          <table:table-cell office:value-type="string" calcext:value-type="string">
            <text:p><text:s/>informs Capability </text:p>
          </table:table-cell>
          <table:table-cell office:value-type="string" calcext:value-type="string">
            <text:p><text:s/>dDataEntity</text:p>
          </table:table-cell>
          <table:table-cell table:formula="of:=&quot;Relationship between &quot;&amp; [.A20] &amp;&quot; and &quot;&amp; [.C20]" office:value-type="string" office:string-value="Relationship between dCapability  and  dDataEntity" calcext:value-type="string">
            <text:p>Relationship between dCapability <text:s/>and <text:s/>dDataEnt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apability </text:p>
          </table:table-cell>
          <table:table-cell office:value-type="string" calcext:value-type="string">
            <text:p><text:s/>isMeasuredBy </text:p>
          </table:table-cell>
          <table:table-cell office:value-type="string" calcext:value-type="string">
            <text:p><text:s/>dMeasurementIndicator</text:p>
          </table:table-cell>
          <table:table-cell table:formula="of:=&quot;Relationship between &quot;&amp; [.A21] &amp;&quot; and &quot;&amp; [.C21]" office:value-type="string" office:string-value="Relationship between dCapability  and  dMeasurementIndicator" calcext:value-type="string">
            <text:p>Relationship between dCapability <text:s/>and <text:s/>dMeasurementIndic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apability </text:p>
          </table:table-cell>
          <table:table-cell office:value-type="string" calcext:value-type="string">
            <text:p><text:s/>isOperationalizedBy </text:p>
          </table:table-cell>
          <table:table-cell office:value-type="string" calcext:value-type="string">
            <text:p><text:s/>dGoal</text:p>
          </table:table-cell>
          <table:table-cell table:formula="of:=&quot;Relationship between &quot;&amp; [.A22] &amp;&quot; and &quot;&amp; [.C22]" office:value-type="string" office:string-value="Relationship between dCapability  and  dGoal" calcext:value-type="string">
            <text:p>Relationship between dCapability <text:s/>and <text:s/>dGo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apability </text:p>
          </table:table-cell>
          <table:table-cell office:value-type="string" calcext:value-type="string">
            <text:p><text:s/>Supports Capability </text:p>
          </table:table-cell>
          <table:table-cell office:value-type="string" calcext:value-type="string">
            <text:p><text:s/>dLogicalAppComponent</text:p>
          </table:table-cell>
          <table:table-cell table:formula="of:=&quot;Relationship between &quot;&amp; [.A23] &amp;&quot; and &quot;&amp; [.C23]" office:value-type="string" office:string-value="Relationship between dCapability  and  dLogicalAppComponent" calcext:value-type="string">
            <text:p>Relationship between dCapability <text:s/>and <text:s/>dLogicalAppCompon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ontroller </text:p>
          </table:table-cell>
          <table:table-cell office:value-type="string" calcext:value-type="string">
            <text:p><text:s/>Controlls </text:p>
          </table:table-cell>
          <table:table-cell office:value-type="string" calcext:value-type="string">
            <text:p><text:s/>dModelClass</text:p>
          </table:table-cell>
          <table:table-cell table:formula="of:=&quot;Relationship between &quot;&amp; [.A24] &amp;&quot; and &quot;&amp; [.C24]" office:value-type="string" office:string-value="Relationship between dController  and  dModelClass" calcext:value-type="string">
            <text:p>Relationship between dController <text:s/>and <text:s/>dModelC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ontroller </text:p>
          </table:table-cell>
          <table:table-cell office:value-type="string" calcext:value-type="string">
            <text:p><text:s/>dActionKey </text:p>
          </table:table-cell>
          <table:table-cell office:value-type="string" calcext:value-type="string">
            <text:p><text:s/>dController</text:p>
          </table:table-cell>
          <table:table-cell table:formula="of:=&quot;Relationship between &quot;&amp; [.A25] &amp;&quot; and &quot;&amp; [.C25]" office:value-type="string" office:string-value="Relationship between dController  and  dController" calcext:value-type="string">
            <text:p>Relationship between dController <text:s/>and <text:s/>dControl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ontroller </text:p>
          </table:table-cell>
          <table:table-cell office:value-type="string" calcext:value-type="string">
            <text:p><text:s/>Governs </text:p>
          </table:table-cell>
          <table:table-cell office:value-type="string" calcext:value-type="string">
            <text:p><text:s/>dView</text:p>
          </table:table-cell>
          <table:table-cell table:formula="of:=&quot;Relationship between &quot;&amp; [.A26] &amp;&quot; and &quot;&amp; [.C26]" office:value-type="string" office:string-value="Relationship between dController  and  dView" calcext:value-type="string">
            <text:p>Relationship between dController <text:s/>and <text:s/>dVi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ontroller </text:p>
          </table:table-cell>
          <table:table-cell office:value-type="string" calcext:value-type="string">
            <text:p><text:s/>Implements Service </text:p>
          </table:table-cell>
          <table:table-cell office:value-type="string" calcext:value-type="string">
            <text:p><text:s/>dPhysicalService</text:p>
          </table:table-cell>
          <table:table-cell table:formula="of:=&quot;Relationship between &quot;&amp; [.A27] &amp;&quot; and &quot;&amp; [.C27]" office:value-type="string" office:string-value="Relationship between dController  and  dPhysicalService" calcext:value-type="string">
            <text:p>Relationship between dController <text:s/>and <text:s/>dPhysical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ontroller </text:p>
          </table:table-cell>
          <table:table-cell office:value-type="string" calcext:value-type="string">
            <text:p><text:s/>isImplementedBy </text:p>
          </table:table-cell>
          <table:table-cell office:value-type="string" calcext:value-type="string">
            <text:p><text:s/>dBusinessUseCase</text:p>
          </table:table-cell>
          <table:table-cell table:formula="of:=&quot;Relationship between &quot;&amp; [.A28] &amp;&quot; and &quot;&amp; [.C28]" office:value-type="string" office:string-value="Relationship between dController  and  dBusinessUseCase" calcext:value-type="string">
            <text:p>Relationship between dController <text:s/>and <text:s/>dBusinessUse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ataEntity </text:p>
          </table:table-cell>
          <table:table-cell office:value-type="string" calcext:value-type="string">
            <text:p><text:s/>AssociatedEntity </text:p>
          </table:table-cell>
          <table:table-cell office:value-type="string" calcext:value-type="string">
            <text:p><text:s/>dDataEntity</text:p>
          </table:table-cell>
          <table:table-cell table:formula="of:=&quot;Relationship between &quot;&amp; [.A29] &amp;&quot; and &quot;&amp; [.C29]" office:value-type="string" office:string-value="Relationship between dDataEntity  and  dDataEntity" calcext:value-type="string">
            <text:p>Relationship between dDataEntity <text:s/>and <text:s/>dDataEnt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ecision </text:p>
          </table:table-cell>
          <table:table-cell office:value-type="string" calcext:value-type="string">
            <text:p><text:s/>isMakingUseOf </text:p>
          </table:table-cell>
          <table:table-cell office:value-type="string" calcext:value-type="string">
            <text:p><text:s/>dInitiative</text:p>
          </table:table-cell>
          <table:table-cell table:formula="of:=&quot;Relationship between &quot;&amp; [.A30] &amp;&quot; and &quot;&amp; [.C30]" office:value-type="string" office:string-value="Relationship between dDecision  and  dInitiative" calcext:value-type="string">
            <text:p>Relationship between dDecision <text:s/>and <text:s/>dIniti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ecision </text:p>
          </table:table-cell>
          <table:table-cell office:value-type="string" calcext:value-type="string">
            <text:p><text:s/>refers To </text:p>
          </table:table-cell>
          <table:table-cell office:value-type="string" calcext:value-type="string">
            <text:p><text:s/>dPrinciple</text:p>
          </table:table-cell>
          <table:table-cell table:formula="of:=&quot;Relationship between &quot;&amp; [.A31] &amp;&quot; and &quot;&amp; [.C31]" office:value-type="string" office:string-value="Relationship between dDecision  and  dPrinciple" calcext:value-type="string">
            <text:p>Relationship between dDecision <text:s/>and <text:s/>dPrinci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eploymentNode </text:p>
          </table:table-cell>
          <table:table-cell office:value-type="string" calcext:value-type="string">
            <text:p><text:s/>isPhysicallyHostedBy </text:p>
          </table:table-cell>
          <table:table-cell office:value-type="string" calcext:value-type="string">
            <text:p><text:s/>dApplicationComponent</text:p>
          </table:table-cell>
          <table:table-cell table:formula="of:=&quot;Relationship between &quot;&amp; [.A32] &amp;&quot; and &quot;&amp; [.C32]" office:value-type="string" office:string-value="Relationship between dDeploymentNode  and  dApplicationComponent" calcext:value-type="string">
            <text:p>Relationship between dDeploymentNode <text:s/>and <text:s/>dApplicationCompon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n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dBusinessProcess</text:p>
          </table:table-cell>
          <table:table-cell table:formula="of:=&quot;Relationship between &quot;&amp; [.A33] &amp;&quot; and &quot;&amp; [.C33]" office:value-type="string" office:string-value="Relationship between dEvent  and  dBusinessProcess" calcext:value-type="string">
            <text:p>Relationship between dEvent <text:s/>and <text:s/>dBusinessPro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Feature </text:p>
          </table:table-cell>
          <table:table-cell office:value-type="string" calcext:value-type="string">
            <text:p><text:s/>isSatisfiedBy </text:p>
          </table:table-cell>
          <table:table-cell office:value-type="string" calcext:value-type="string">
            <text:p><text:s/>dRequirement</text:p>
          </table:table-cell>
          <table:table-cell table:formula="of:=&quot;Relationship between &quot;&amp; [.A34] &amp;&quot; and &quot;&amp; [.C34]" office:value-type="string" office:string-value="Relationship between dFeature  and  dRequirement" calcext:value-type="string">
            <text:p>Relationship between dFeature <text:s/>and <text:s/>dRequi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Goal </text:p>
          </table:table-cell>
          <table:table-cell office:value-type="string" calcext:value-type="string">
            <text:p><text:s/>has Milestone </text:p>
          </table:table-cell>
          <table:table-cell office:value-type="string" calcext:value-type="string">
            <text:p><text:s/>dObjective</text:p>
          </table:table-cell>
          <table:table-cell table:formula="of:=&quot;Relationship between &quot;&amp; [.A35] &amp;&quot; and &quot;&amp; [.C35]" office:value-type="string" office:string-value="Relationship between dGoal  and  dObjective" calcext:value-type="string">
            <text:p>Relationship between dGoal <text:s/>and <text:s/>dObjec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GrowthPackage </text:p>
          </table:table-cell>
          <table:table-cell office:value-type="string" calcext:value-type="string">
            <text:p><text:s/>is delivered by </text:p>
          </table:table-cell>
          <table:table-cell office:value-type="string" calcext:value-type="string">
            <text:p><text:s/>dInitiative</text:p>
          </table:table-cell>
          <table:table-cell table:formula="of:=&quot;Relationship between &quot;&amp; [.A36] &amp;&quot; and &quot;&amp; [.C36]" office:value-type="string" office:string-value="Relationship between dGrowthPackage  and  dInitiative" calcext:value-type="string">
            <text:p>Relationship between dGrowthPackage <text:s/>and <text:s/>dIniti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nitiative </text:p>
          </table:table-cell>
          <table:table-cell office:value-type="string" calcext:value-type="string">
            <text:p><text:s/>IncreasesMaturityOf </text:p>
          </table:table-cell>
          <table:table-cell office:value-type="string" calcext:value-type="string">
            <text:p><text:s/>dCapability</text:p>
          </table:table-cell>
          <table:table-cell table:formula="of:=&quot;Relationship between &quot;&amp; [.A37] &amp;&quot; and &quot;&amp; [.C37]" office:value-type="string" office:string-value="Relationship between dInitiative  and  dCapability" calcext:value-type="string">
            <text:p>Relationship between dInitiative <text:s/>and <text:s/>dCapabi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sue </text:p>
          </table:table-cell>
          <table:table-cell office:value-type="string" calcext:value-type="string">
            <text:p><text:s/>realized by Issue </text:p>
          </table:table-cell>
          <table:table-cell office:value-type="string" calcext:value-type="string">
            <text:p><text:s/>dRisk</text:p>
          </table:table-cell>
          <table:table-cell table:formula="of:=&quot;Relationship between &quot;&amp; [.A38] &amp;&quot; and &quot;&amp; [.C38]" office:value-type="string" office:string-value="Relationship between dIssue  and  dRisk" calcext:value-type="string">
            <text:p>Relationship between dIssue <text:s/>and <text:s/>dR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sue </text:p>
          </table:table-cell>
          <table:table-cell office:value-type="string" calcext:value-type="string">
            <text:p><text:s/>StopTheRealizationOf </text:p>
          </table:table-cell>
          <table:table-cell office:value-type="string" calcext:value-type="string">
            <text:p><text:s/>dRequirement</text:p>
          </table:table-cell>
          <table:table-cell table:formula="of:=&quot;Relationship between &quot;&amp; [.A39] &amp;&quot; and &quot;&amp; [.C39]" office:value-type="string" office:string-value="Relationship between dIssue  and  dRequirement" calcext:value-type="string">
            <text:p>Relationship between dIssue <text:s/>and <text:s/>dRequi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Location </text:p>
          </table:table-cell>
          <table:table-cell office:value-type="string" calcext:value-type="string">
            <text:p><text:s/>Hosts Node </text:p>
          </table:table-cell>
          <table:table-cell office:value-type="string" calcext:value-type="string">
            <text:p><text:s/>dDeploymentNode</text:p>
          </table:table-cell>
          <table:table-cell table:formula="of:=&quot;Relationship between &quot;&amp; [.A40] &amp;&quot; and &quot;&amp; [.C40]" office:value-type="string" office:string-value="Relationship between dLocation  and  dDeploymentNode" calcext:value-type="string">
            <text:p>Relationship between dLocation <text:s/>and <text:s/>dDeploymentN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LogicalAppComponent </text:p>
          </table:table-cell>
          <table:table-cell office:value-type="string" calcext:value-type="string">
            <text:p><text:s/>exposes Biz Service </text:p>
          </table:table-cell>
          <table:table-cell office:value-type="string" calcext:value-type="string">
            <text:p><text:s/>dBusinessService</text:p>
          </table:table-cell>
          <table:table-cell table:formula="of:=&quot;Relationship between &quot;&amp; [.A41] &amp;&quot; and &quot;&amp; [.C41]" office:value-type="string" office:string-value="Relationship between dLogicalAppComponent  and  dBusinessService" calcext:value-type="string">
            <text:p>Relationship between dLogicalAppComponent <text:s/>and <text:s/>dBusiness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easurementArea </text:p>
          </table:table-cell>
          <table:table-cell office:value-type="string" calcext:value-type="string">
            <text:p><text:s/>aggregates categories </text:p>
          </table:table-cell>
          <table:table-cell office:value-type="string" calcext:value-type="string">
            <text:p><text:s/>dMeasurementCategory</text:p>
          </table:table-cell>
          <table:table-cell table:formula="of:=&quot;Relationship between &quot;&amp; [.A42] &amp;&quot; and &quot;&amp; [.C42]" office:value-type="string" office:string-value="Relationship between dMeasurementArea  and  dMeasurementCategory" calcext:value-type="string">
            <text:p>Relationship between dMeasurementArea <text:s/>and <text:s/>dMeasurementCateg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easurementCategory </text:p>
          </table:table-cell>
          <table:table-cell office:value-type="string" calcext:value-type="string">
            <text:p><text:s/>aggregates Groups </text:p>
          </table:table-cell>
          <table:table-cell office:value-type="string" calcext:value-type="string">
            <text:p><text:s/>dMeasurementGrouping</text:p>
          </table:table-cell>
          <table:table-cell table:formula="of:=&quot;Relationship between &quot;&amp; [.A43] &amp;&quot; and &quot;&amp; [.C43]" office:value-type="string" office:string-value="Relationship between dMeasurementCategory  and  dMeasurementGrouping" calcext:value-type="string">
            <text:p>Relationship between dMeasurementCategory <text:s/>and <text:s/>dMeasurementGroup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easurementGrouping </text:p>
          </table:table-cell>
          <table:table-cell office:value-type="string" calcext:value-type="string">
            <text:p><text:s/>aggregates KPI </text:p>
          </table:table-cell>
          <table:table-cell office:value-type="string" calcext:value-type="string">
            <text:p><text:s/>dMeasurementIndicator</text:p>
          </table:table-cell>
          <table:table-cell table:formula="of:=&quot;Relationship between &quot;&amp; [.A44] &amp;&quot; and &quot;&amp; [.C44]" office:value-type="string" office:string-value="Relationship between dMeasurementGrouping  and  dMeasurementIndicator" calcext:value-type="string">
            <text:p>Relationship between dMeasurementGrouping <text:s/>and <text:s/>dMeasurementIndic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odelClass </text:p>
          </table:table-cell>
          <table:table-cell office:value-type="string" calcext:value-type="string">
            <text:p><text:s/>ProvidesPersistenceFor </text:p>
          </table:table-cell>
          <table:table-cell office:value-type="string" calcext:value-type="string">
            <text:p><text:s/>dTable</text:p>
          </table:table-cell>
          <table:table-cell table:formula="of:=&quot;Relationship between &quot;&amp; [.A45] &amp;&quot; and &quot;&amp; [.C45]" office:value-type="string" office:string-value="Relationship between dModelClass  and  dTable" calcext:value-type="string">
            <text:p>Relationship between dModelClass <text:s/>and <text:s/>d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ModelClass </text:p>
          </table:table-cell>
          <table:table-cell office:value-type="string" calcext:value-type="string">
            <text:p><text:s/>RealizesEntity </text:p>
          </table:table-cell>
          <table:table-cell office:value-type="string" calcext:value-type="string">
            <text:p><text:s/>dDataEntity</text:p>
          </table:table-cell>
          <table:table-cell table:formula="of:=&quot;Relationship between &quot;&amp; [.A46] &amp;&quot; and &quot;&amp; [.C46]" office:value-type="string" office:string-value="Relationship between dModelClass  and  dDataEntity" calcext:value-type="string">
            <text:p>Relationship between dModelClass <text:s/>and <text:s/>dDataEnt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etwork </text:p>
          </table:table-cell>
          <table:table-cell office:value-type="string" calcext:value-type="string">
            <text:p><text:s/>NetworkContainsNode </text:p>
          </table:table-cell>
          <table:table-cell office:value-type="string" calcext:value-type="string">
            <text:p><text:s/>dDeploymentNode</text:p>
          </table:table-cell>
          <table:table-cell table:formula="of:=&quot;Relationship between &quot;&amp; [.A47] &amp;&quot; and &quot;&amp; [.C47]" office:value-type="string" office:string-value="Relationship between dNetwork  and  dDeploymentNode" calcext:value-type="string">
            <text:p>Relationship between dNetwork <text:s/>and <text:s/>dDeploymentN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bject </text:p>
          </table:table-cell>
          <table:table-cell office:value-type="string" calcext:value-type="string">
            <text:p><text:s/>InstanceofController </text:p>
          </table:table-cell>
          <table:table-cell office:value-type="string" calcext:value-type="string">
            <text:p><text:s/>dController</text:p>
          </table:table-cell>
          <table:table-cell table:formula="of:=&quot;Relationship between &quot;&amp; [.A48] &amp;&quot; and &quot;&amp; [.C48]" office:value-type="string" office:string-value="Relationship between dObject  and  dController" calcext:value-type="string">
            <text:p>Relationship between dObject <text:s/>and <text:s/>dControl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bject </text:p>
          </table:table-cell>
          <table:table-cell office:value-type="string" calcext:value-type="string">
            <text:p><text:s/>InstanceofModel </text:p>
          </table:table-cell>
          <table:table-cell office:value-type="string" calcext:value-type="string">
            <text:p><text:s/>dModelClass</text:p>
          </table:table-cell>
          <table:table-cell table:formula="of:=&quot;Relationship between &quot;&amp; [.A49] &amp;&quot; and &quot;&amp; [.C49]" office:value-type="string" office:string-value="Relationship between dObject  and  dModelClass" calcext:value-type="string">
            <text:p>Relationship between dObject <text:s/>and <text:s/>dModelC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bject </text:p>
          </table:table-cell>
          <table:table-cell office:value-type="string" calcext:value-type="string">
            <text:p><text:s/>InstanceofView </text:p>
          </table:table-cell>
          <table:table-cell office:value-type="string" calcext:value-type="string">
            <text:p><text:s/>dView</text:p>
          </table:table-cell>
          <table:table-cell table:formula="of:=&quot;Relationship between &quot;&amp; [.A50] &amp;&quot; and &quot;&amp; [.C50]" office:value-type="string" office:string-value="Relationship between dObject  and  dView" calcext:value-type="string">
            <text:p>Relationship between dObject <text:s/>and <text:s/>dVi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pinion </text:p>
          </table:table-cell>
          <table:table-cell office:value-type="string" calcext:value-type="string">
            <text:p><text:s/>dAccord </text:p>
          </table:table-cell>
          <table:table-cell office:value-type="string" calcext:value-type="string">
            <text:p><text:s/>dOpinion</text:p>
          </table:table-cell>
          <table:table-cell table:formula="of:=&quot;Relationship between &quot;&amp; [.A51] &amp;&quot; and &quot;&amp; [.C51]" office:value-type="string" office:string-value="Relationship between dOpinion  and  dOpinion" calcext:value-type="string">
            <text:p>Relationship between dOpinion <text:s/>and <text:s/>dOpin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pinion </text:p>
          </table:table-cell>
          <table:table-cell office:value-type="string" calcext:value-type="string">
            <text:p><text:s/>dDiscord </text:p>
          </table:table-cell>
          <table:table-cell office:value-type="string" calcext:value-type="string">
            <text:p><text:s/>dOpinion</text:p>
          </table:table-cell>
          <table:table-cell table:formula="of:=&quot;Relationship between &quot;&amp; [.A52] &amp;&quot; and &quot;&amp; [.C52]" office:value-type="string" office:string-value="Relationship between dOpinion  and  dOpinion" calcext:value-type="string">
            <text:p>Relationship between dOpinion <text:s/>and <text:s/>dOpin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rganizationUnit </text:p>
          </table:table-cell>
          <table:table-cell office:value-type="string" calcext:value-type="string">
            <text:p><text:s/>has Stakeholders </text:p>
          </table:table-cell>
          <table:table-cell office:value-type="string" calcext:value-type="string">
            <text:p><text:s/>dStakeholder</text:p>
          </table:table-cell>
          <table:table-cell table:formula="of:=&quot;Relationship between &quot;&amp; [.A53] &amp;&quot; and &quot;&amp; [.C53]" office:value-type="string" office:string-value="Relationship between dOrganizationUnit  and  dStakeholder" calcext:value-type="string">
            <text:p>Relationship between dOrganizationUnit <text:s/>and <text:s/>dStakehol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hysicalService </text:p>
          </table:table-cell>
          <table:table-cell office:value-type="string" calcext:value-type="string">
            <text:p><text:s/>Implements </text:p>
          </table:table-cell>
          <table:table-cell office:value-type="string" calcext:value-type="string">
            <text:p><text:s/>dBusinessService</text:p>
          </table:table-cell>
          <table:table-cell table:formula="of:=&quot;Relationship between &quot;&amp; [.A54] &amp;&quot; and &quot;&amp; [.C54]" office:value-type="string" office:string-value="Relationship between dPhysicalService  and  dBusinessService" calcext:value-type="string">
            <text:p>Relationship between dPhysicalService <text:s/>and <text:s/>dBusiness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roduct </text:p>
          </table:table-cell>
          <table:table-cell office:value-type="string" calcext:value-type="string">
            <text:p><text:s/>Includes Process </text:p>
          </table:table-cell>
          <table:table-cell office:value-type="string" calcext:value-type="string">
            <text:p><text:s/>dBusinessProcess</text:p>
          </table:table-cell>
          <table:table-cell table:formula="of:=&quot;Relationship between &quot;&amp; [.A55] &amp;&quot; and &quot;&amp; [.C55]" office:value-type="string" office:string-value="Relationship between dProduct  and  dBusinessProcess" calcext:value-type="string">
            <text:p>Relationship between dProduct <text:s/>and <text:s/>dBusinessPro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rogram </text:p>
          </table:table-cell>
          <table:table-cell office:value-type="string" calcext:value-type="string">
            <text:p><text:s/>is organized In </text:p>
          </table:table-cell>
          <table:table-cell office:value-type="string" calcext:value-type="string">
            <text:p><text:s/>dGrowthPackage</text:p>
          </table:table-cell>
          <table:table-cell table:formula="of:=&quot;Relationship between &quot;&amp; [.A56] &amp;&quot; and &quot;&amp; [.C56]" office:value-type="string" office:string-value="Relationship between dProgram  and  dGrowthPackage" calcext:value-type="string">
            <text:p>Relationship between dProgram <text:s/>and <text:s/>dGrowthPack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quirement </text:p>
          </table:table-cell>
          <table:table-cell office:value-type="string" calcext:value-type="string">
            <text:p><text:s/>Contains Requirement </text:p>
          </table:table-cell>
          <table:table-cell office:value-type="string" calcext:value-type="string">
            <text:p><text:s/>dRequirement</text:p>
          </table:table-cell>
          <table:table-cell table:formula="of:=&quot;Relationship between &quot;&amp; [.A57] &amp;&quot; and &quot;&amp; [.C57]" office:value-type="string" office:string-value="Relationship between dRequirement  and  dRequirement" calcext:value-type="string">
            <text:p>Relationship between dRequirement <text:s/>and <text:s/>dRequi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quirement </text:p>
          </table:table-cell>
          <table:table-cell office:value-type="string" calcext:value-type="string">
            <text:p><text:s/>is related to </text:p>
          </table:table-cell>
          <table:table-cell office:value-type="string" calcext:value-type="string">
            <text:p><text:s/>dGoal</text:p>
          </table:table-cell>
          <table:table-cell table:formula="of:=&quot;Relationship between &quot;&amp; [.A58] &amp;&quot; and &quot;&amp; [.C58]" office:value-type="string" office:string-value="Relationship between dRequirement  and  dGoal" calcext:value-type="string">
            <text:p>Relationship between dRequirement <text:s/>and <text:s/>dGo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source </text:p>
          </table:table-cell>
          <table:table-cell office:value-type="string" calcext:value-type="string">
            <text:p><text:s/>supports </text:p>
          </table:table-cell>
          <table:table-cell office:value-type="string" calcext:value-type="string">
            <text:p><text:s/>dCapability</text:p>
          </table:table-cell>
          <table:table-cell table:formula="of:=&quot;Relationship between &quot;&amp; [.A59] &amp;&quot; and &quot;&amp; [.C59]" office:value-type="string" office:string-value="Relationship between dResource  and  dCapability" calcext:value-type="string">
            <text:p>Relationship between dResource <text:s/>and <text:s/>dCapabi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sk </text:p>
          </table:table-cell>
          <table:table-cell office:value-type="string" calcext:value-type="string">
            <text:p><text:s/>Application Risk </text:p>
          </table:table-cell>
          <table:table-cell office:value-type="string" calcext:value-type="string">
            <text:p><text:s/>dApplicationComponent</text:p>
          </table:table-cell>
          <table:table-cell table:formula="of:=&quot;Relationship between &quot;&amp; [.A60] &amp;&quot; and &quot;&amp; [.C60]" office:value-type="string" office:string-value="Relationship between dRisk  and  dApplicationComponent" calcext:value-type="string">
            <text:p>Relationship between dRisk <text:s/>and <text:s/>dApplicationCompon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sk </text:p>
          </table:table-cell>
          <table:table-cell office:value-type="string" calcext:value-type="string">
            <text:p><text:s/>is related to risk </text:p>
          </table:table-cell>
          <table:table-cell office:value-type="string" calcext:value-type="string">
            <text:p><text:s/>dRisk</text:p>
          </table:table-cell>
          <table:table-cell table:formula="of:=&quot;Relationship between &quot;&amp; [.A61] &amp;&quot; and &quot;&amp; [.C61]" office:value-type="string" office:string-value="Relationship between dRisk  and  dRisk" calcext:value-type="string">
            <text:p>Relationship between dRisk <text:s/>and <text:s/>dR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sk </text:p>
          </table:table-cell>
          <table:table-cell office:value-type="string" calcext:value-type="string">
            <text:p><text:s/>Resource Risk </text:p>
          </table:table-cell>
          <table:table-cell office:value-type="string" calcext:value-type="string">
            <text:p><text:s/>dResource</text:p>
          </table:table-cell>
          <table:table-cell table:formula="of:=&quot;Relationship between &quot;&amp; [.A62] &amp;&quot; and &quot;&amp; [.C62]" office:value-type="string" office:string-value="Relationship between dRisk  and  dResource" calcext:value-type="string">
            <text:p>Relationship between dRisk <text:s/>and <text:s/>dRe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le </text:p>
          </table:table-cell>
          <table:table-cell office:value-type="string" calcext:value-type="string">
            <text:p><text:s/>Consumes Service </text:p>
          </table:table-cell>
          <table:table-cell office:value-type="string" calcext:value-type="string">
            <text:p><text:s/>dBusinessService</text:p>
          </table:table-cell>
          <table:table-cell table:formula="of:=&quot;Relationship between &quot;&amp; [.A63] &amp;&quot; and &quot;&amp; [.C63]" office:value-type="string" office:string-value="Relationship between dRole  and  dBusinessService" calcext:value-type="string">
            <text:p>Relationship between dRole <text:s/>and <text:s/>dBusiness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le </text:p>
          </table:table-cell>
          <table:table-cell office:value-type="string" calcext:value-type="string">
            <text:p><text:s/>is Associated To </text:p>
          </table:table-cell>
          <table:table-cell office:value-type="string" calcext:value-type="string">
            <text:p><text:s/>dOrganizationUnit</text:p>
          </table:table-cell>
          <table:table-cell table:formula="of:=&quot;Relationship between &quot;&amp; [.A64] &amp;&quot; and &quot;&amp; [.C64]" office:value-type="string" office:string-value="Relationship between dRole  and  dOrganizationUnit" calcext:value-type="string">
            <text:p>Relationship between dRole <text:s/>and <text:s/>dOrganizationU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takeholder </text:p>
          </table:table-cell>
          <table:table-cell office:value-type="string" calcext:value-type="string">
            <text:p><text:s/>Has Inner Opinion </text:p>
          </table:table-cell>
          <table:table-cell office:value-type="string" calcext:value-type="string">
            <text:p><text:s/>dOpinionInner</text:p>
          </table:table-cell>
          <table:table-cell table:formula="of:=&quot;Relationship between &quot;&amp; [.A65] &amp;&quot; and &quot;&amp; [.C65]" office:value-type="string" office:string-value="Relationship between dStakeholder  and  dOpinionInner" calcext:value-type="string">
            <text:p>Relationship between dStakeholder <text:s/>and <text:s/>dOpinionIn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Stakeholder </text:p>
          </table:table-cell>
          <table:table-cell office:value-type="string" calcext:value-type="string">
            <text:p><text:s/>Has Opinion </text:p>
          </table:table-cell>
          <table:table-cell office:value-type="string" calcext:value-type="string">
            <text:p><text:s/>dOpinion</text:p>
          </table:table-cell>
          <table:table-cell table:formula="of:=&quot;Relationship between &quot;&amp; [.A66] &amp;&quot; and &quot;&amp; [.C66]" office:value-type="string" office:string-value="Relationship between dStakeholder  and  dOpinion" calcext:value-type="string">
            <text:p>Relationship between dStakeholder <text:s/>and <text:s/>dOpin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Table </text:p>
          </table:table-cell>
          <table:table-cell office:value-type="string" calcext:value-type="string">
            <text:p><text:s/>isFunctionallyImplementedBy </text:p>
          </table:table-cell>
          <table:table-cell office:value-type="string" calcext:value-type="string">
            <text:p><text:s/>dDataEntity</text:p>
          </table:table-cell>
          <table:table-cell table:formula="of:=&quot;Relationship between &quot;&amp; [.A67] &amp;&quot; and &quot;&amp; [.C67]" office:value-type="string" office:string-value="Relationship between dTable  and  dDataEntity" calcext:value-type="string">
            <text:p>Relationship between dTable <text:s/>and <text:s/>dDataEnt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erStory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dBusinessUseCase</text:p>
          </table:table-cell>
          <table:table-cell table:formula="of:=&quot;Relationship between &quot;&amp; [.A68] &amp;&quot; and &quot;&amp; [.C68]" office:value-type="string" office:string-value="Relationship between dUserStory  and  dBusinessUseCase" calcext:value-type="string">
            <text:p>Relationship between dUserStory <text:s/>and <text:s/>dBusinessUseC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ValueStream </text:p>
          </table:table-cell>
          <table:table-cell office:value-type="string" calcext:value-type="string">
            <text:p><text:s/>Includes Processes </text:p>
          </table:table-cell>
          <table:table-cell office:value-type="string" calcext:value-type="string">
            <text:p><text:s/>dBusinessProcess</text:p>
          </table:table-cell>
          <table:table-cell table:formula="of:=&quot;Relationship between &quot;&amp; [.A69] &amp;&quot; and &quot;&amp; [.C69]" office:value-type="string" office:string-value="Relationship between dValueStream  and  dBusinessProcess" calcext:value-type="string">
            <text:p>Relationship between dValueStream <text:s/>and <text:s/>dBusinessProcess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K6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heet2.A1:Sheet2.C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14:12:12.1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5T13:05:44.320000000</meta:creation-date>
    <dc:date>2022-10-27T15:37:03.169000000</dc:date>
    <meta:editing-duration>PT22H5S</meta:editing-duration>
    <meta:editing-cycles>3</meta:editing-cycles>
    <meta:generator>LibreOffice/7.3.2.2$Windows_X86_64 LibreOffice_project/49f2b1bff42cfccbd8f788c8dc32c1c309559be0</meta:generator>
    <meta:document-statistic meta:table-count="2" meta:cell-count="352" meta:object-count="0"/>
  </office:meta>
</office:document-meta>
</file>